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650000053C16EE297A3D1633AF.png" manifest:media-type="image/png"/>
  <manifest:file-entry manifest:full-path="Pictures/10000001000004CE00000401B2FD64B10017788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xA000" svg:font-family="0xA000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0e141" officeooo:paragraph-rsid="0000e141"/>
    </style:style>
    <style:style style:name="P2" style:family="paragraph" style:parent-style-name="Standard">
      <style:paragraph-properties fo:break-before="page"/>
      <style:text-properties officeooo:rsid="0000e141" officeooo:paragraph-rsid="0000e141"/>
    </style:style>
    <style:style style:name="P3" style:family="paragraph" style:parent-style-name="Title">
      <style:text-properties style:font-name="0xA00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itpatient XYZ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><draw:frame draw:style-name="fr2" draw:name="Image1" text:anchor-type="char" svg:x="0in" svg:y="-0.0102in" svg:width="6.9252in" svg:height="5.7709in" draw:z-index="0"><draw:image xlink:href="Pictures/10000001000004CE00000401B2FD64B100177886.png" xlink:type="simple" xlink:show="embed" xlink:actuate="onLoad" draw:mime-type="image/png"/></draw:frame></text:p>
      <text:p text:style-name="P1"/>
      <text:p text:style-name="P1"><draw:frame draw:style-name="fr1" draw:name="Image2" text:anchor-type="char" svg:width="6.9252in" svg:height="6.7189in" draw:z-index="1"><draw:image xlink:href="Pictures/10000001000005650000053C16EE297A3D1633AF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xA000" svg:font-family="0xA000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00:07:08.303681144</meta:creation-date>
    <dc:date>2023-12-23T00:15:56.085245351</dc:date>
    <meta:editing-duration>PT8M48S</meta:editing-duration>
    <meta:editing-cycles>1</meta:editing-cycles>
    <meta:document-statistic meta:table-count="0" meta:image-count="2" meta:object-count="0" meta:page-count="5" meta:paragraph-count="1" meta:word-count="2" meta:character-count="14" meta:non-whitespace-character-count="13"/>
    <meta:generator>LibreOffice/7.4.7.2$Linux_X86_64 LibreOffice_project/40$Build-2</meta:generator>
  </office:meta>
</office:document-meta>
</file>